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4.8cm" svg:x="4cm" svg:y="2.6cm">
          <text:p text:style-name="P1">R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7cm" svg:x="17.5cm" svg:y="12.6cm">
          <text:p text:style-name="P1">DC-DC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cm" svg:height="1.6cm" svg:x="15.4cm" svg:y="7cm">
          <text:p text:style-name="P1">Audio</text:p>
          <text:p text:style-name="P1">A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4cm" svg:x="16.4cm" svg:y="15.5cm">
          <text:p text:style-name="P1">Li-ion</text:p>
          <text:p text:style-name="P1">Ctr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6.6cm" svg:x="20.3cm" svg:y="5.2cm">
          <text:p text:style-name="P1">USB</text:p>
          <text:p text:style-name="P1">HUB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0.7cm" svg:height="0.4cm" svg:x="11.7cm" svg:y="3.4cm">
          <text:p text:style-name="P2"><text:span text:style-name="T1">Us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cm" svg:height="0.4cm" svg:x="11.7cm" svg:y="5.05cm">
          <text:p text:style-name="P2">Gp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cm" svg:height="0.4cm" svg:x="11.7cm" svg:y="5.875cm">
          <text:p text:style-name="P1"><text:span text:style-name="T1">aud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4cm" svg:y1="3.6cm" svg:x2="21.65cm" svg:y2="5.2cm" draw:start-shape="id1" draw:start-glue-point="10" draw:end-shape="id2" draw:end-glue-point="0" svg:d="m12400 3600h9250v1600">
          <text:p/>
        </draw:connector>
        <draw:connector draw:style-name="gr3" draw:text-style-name="P1" draw:layer="layout" svg:x1="12.4cm" svg:y1="5.25cm" svg:x2="13.25cm" svg:y2="12cm" draw:start-shape="id3" draw:start-glue-point="10" draw:end-shape="id4" draw:end-glue-point="0" svg:d="m12400 5250h850v6750">
          <text:p/>
        </draw:connector>
        <draw:connector draw:style-name="gr2" draw:text-style-name="P1" draw:layer="layout" svg:x1="12.4cm" svg:y1="6.075cm" svg:x2="16.7cm" svg:y2="7cm" draw:start-shape="id5" draw:start-glue-point="10" draw:end-shape="id6" draw:end-glue-point="0" svg:d="m12400 6075h4300v925">
          <text:p/>
        </draw:connector>
        <draw:custom-shape draw:style-name="gr1" draw:text-style-name="P1" draw:layer="layout" svg:width="1.9cm" svg:height="4.8cm" svg:x="7.7cm" svg:y="12.2cm">
          <text:p text:style-name="P1">Servo</text:p>
          <text:p text:style-name="P1">ctrl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0.7cm" svg:height="0.4cm" svg:x="9.6cm" svg:y="13.55cm">
          <text:p text:style-name="P1"><text:span text:style-name="T1">sd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0.7cm" svg:height="0.4cm" svg:x="9.6cm" svg:y="12.725cm">
          <text:p text:style-name="P2"><text:span text:style-name="T1">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cm" svg:height="0.4cm" svg:x="9.6cm" svg:y="14.375cm">
          <text:p text:style-name="P2">sd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cm" svg:height="0.4cm" svg:x="9.6cm" svg:y="15.2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cm" svg:y1="12.925cm" svg:x2="12.2cm" svg:y2="13.026cm" draw:start-shape="id7" draw:start-glue-point="10" draw:end-shape="id8" draw:end-glue-point="6" svg:d="m10300 12925h951v101h949">
          <text:p/>
        </draw:connector>
        <draw:connector draw:style-name="gr4" draw:text-style-name="P1" draw:layer="layout" svg:x1="10.3cm" svg:y1="13.75cm" svg:x2="12.2cm" svg:y2="13.663cm" draw:start-shape="id9" draw:start-glue-point="10" draw:end-shape="id10" draw:end-glue-point="6" svg:d="m10300 13750h951v-87h949">
          <text:p/>
        </draw:connector>
        <draw:connector draw:style-name="gr4" draw:text-style-name="P1" draw:layer="layout" svg:x1="10.3cm" svg:y1="14.575cm" svg:x2="12.2cm" svg:y2="14.301cm" draw:start-shape="id11" draw:start-glue-point="10" draw:end-shape="id12" draw:end-glue-point="6" svg:d="m10300 14575h951v-274h949">
          <text:p/>
        </draw:connector>
        <draw:connector draw:style-name="gr4" draw:text-style-name="P1" draw:layer="layout" svg:x1="10.3cm" svg:y1="15.4cm" svg:x2="12.2cm" svg:y2="14.901cm" draw:start-shape="id13" draw:start-glue-point="10" draw:end-shape="id14" draw:end-glue-point="6" svg:d="m10300 15400h950v-499h950">
          <text:p/>
        </draw:connector>
        <draw:g>
          <draw:g xml:id="id4" draw:id="id4">
            <draw:custom-shape draw:style-name="gr5" draw:text-style-name="P1" draw:layer="layout" svg:width="2.9cm" svg:height="0.7cm" svg:x="11.8cm" svg:y="12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" draw:text-style-name="P1" draw:layer="layout" svg:width="0.9cm" svg:height="2.5cm" svg:x="12.9cm" svg:y="12.7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1" draw:text-style-name="P2" xml:id="id10" draw:id="id10" draw:layer="layout" svg:width="0.7cm" svg:height="0.4cm" svg:x="12.2cm" svg:y="13.463cm">
            <text:p text:style-name="P1"><text:span text:style-name="T1">sdc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8" draw:id="id8" draw:layer="layout" svg:width="0.7cm" svg:height="0.4cm" svg:x="12.2cm" svg:y="12.826cm">
            <text:p text:style-name="P2"><text:span text:style-name="T1">3.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2" draw:id="id12" draw:layer="layout" svg:width="0.7cm" svg:height="0.4cm" svg:x="12.2cm" svg:y="14.101cm">
            <text:p text:style-name="P2">sd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0.7cm" svg:height="0.4cm" svg:x="12.2cm" svg:y="14.701cm">
            <text:p text:style-name="P1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xml:id="id15" draw:id="id15" draw:layer="layout" svg:width="0.7cm" svg:height="0.4cm" svg:x="13.8cm" svg:y="14.1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cm" svg:height="0.4cm" svg:x="13.8cm" svg:y="13.275cm">
          <text:p text:style-name="P2"><text:span text:style-name="T1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cm" svg:height="0.4cm" svg:x="17cm" svg:y="12.8cm">
          <text:p text:style-name="P2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cm" svg:height="0.4cm" svg:x="17cm" svg:y="13.625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cm" svg:height="0.4cm" svg:x="21.5cm" svg:y="12.8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cm" svg:height="0.4cm" svg:x="21.5cm" svg:y="13.625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5cm" svg:y1="14.3cm" svg:x2="17cm" svg:y2="13.825cm" draw:start-shape="id15" draw:start-glue-point="10" draw:end-shape="id16" draw:end-glue-point="6" svg:d="m14500 14300h1250v-475h1250">
          <text:p/>
        </draw:connector>
        <draw:connector draw:style-name="gr4" draw:text-style-name="P1" draw:layer="layout" svg:x1="14.5cm" svg:y1="13.475cm" svg:x2="17cm" svg:y2="13cm" draw:start-shape="id17" draw:start-glue-point="10" draw:end-shape="id18" draw:end-glue-point="6" svg:d="m14500 13475h1251v-475h1249">
          <text:p/>
        </draw:connector>
        <draw:custom-shape draw:style-name="gr1" draw:text-style-name="P2" xml:id="id19" draw:id="id19" draw:layer="layout" svg:width="0.7cm" svg:height="0.4cm" svg:x="19.7cm" svg:y="9.601cm">
          <text:p text:style-name="P2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cm" svg:height="0.4cm" svg:x="19.7cm" svg:y="10.426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0.399cm" svg:x1="17cm" svg:y1="13cm" svg:x2="19.7cm" svg:y2="9.801cm" draw:start-shape="id18" draw:start-glue-point="6" draw:end-shape="id19" draw:end-glue-point="6" svg:d="m17000 13000h-900v-3199h3600">
          <text:p/>
        </draw:connector>
        <draw:connector draw:style-name="gr4" draw:text-style-name="P1" draw:layer="layout" svg:x1="17cm" svg:y1="13.825cm" svg:x2="19.7cm" svg:y2="10.626cm" draw:start-shape="id16" draw:start-glue-point="6" draw:end-shape="id20" draw:end-glue-point="6" svg:d="m17000 13825h-518v-3199h3218">
          <text:p/>
        </draw:connector>
        <draw:custom-shape draw:style-name="gr1" draw:text-style-name="P2" xml:id="id23" draw:id="id23" draw:layer="layout" svg:width="0.7cm" svg:height="0.4cm" svg:x="21.5cm" svg:y="15.6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cm" svg:height="0.4cm" svg:x="21.5cm" svg:y="16.426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2cm" svg:height="0.599cm" svg:x="25.8cm" svg:y="14.4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2cm" svg:height="0.599cm" svg:x="25.8cm" svg:y="15.30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399cm" svg:x1="22.2cm" svg:y1="13cm" svg:x2="25.8cm" svg:y2="14.701cm" draw:start-shape="id21" draw:start-glue-point="10" draw:end-shape="id22" draw:end-glue-point="6" svg:d="m22200 13000h2200v1701h1400">
          <text:p/>
        </draw:connector>
        <draw:connector draw:style-name="gr4" draw:text-style-name="P1" draw:layer="layout" draw:line-skew="-0.701cm" svg:x1="22.2cm" svg:y1="15.801cm" svg:x2="25.8cm" svg:y2="14.701cm" draw:start-shape="id23" draw:start-glue-point="10" draw:end-shape="id22" draw:end-glue-point="6" svg:d="m22200 15801h1100v-1100h2500">
          <text:p/>
        </draw:connector>
        <draw:connector draw:style-name="gr4" draw:text-style-name="P1" draw:layer="layout" draw:line-skew="0.099cm" svg:x1="22.2cm" svg:y1="13.825cm" svg:x2="25.8cm" svg:y2="15.602cm" draw:start-shape="id24" draw:start-glue-point="10" draw:end-shape="id25" draw:end-glue-point="6" svg:d="m22200 13825h1900v1777h1700">
          <text:p/>
        </draw:connector>
        <draw:connector draw:style-name="gr4" draw:text-style-name="P1" draw:layer="layout" draw:line-skew="-0.301cm" svg:x1="22.2cm" svg:y1="16.626cm" svg:x2="25.8cm" svg:y2="15.602cm" draw:start-shape="id26" draw:start-glue-point="10" draw:end-shape="id25" draw:end-glue-point="6" svg:d="m22200 16626h1500v-1024h2100">
          <text:p/>
        </draw:connector>
        <draw:custom-shape draw:style-name="gr5" draw:text-style-name="P1" xml:id="id28" draw:id="id28" draw:layer="layout" svg:width="1.2cm" svg:height="1.8cm" svg:x="17cm" svg:y="18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23cm" svg:height="0.806cm" svg:x="27.1cm" svg:y="14.738cm">
          <draw:text-box>
            <text:p text:style-name="P3"><text:span text:style-name="T2">5-12V</text:span></text:p>
          </draw:text-box>
        </draw:frame>
        <draw:custom-shape draw:style-name="gr5" draw:text-style-name="P1" xml:id="id30" draw:id="id30" draw:layer="layout" svg:width="1.2cm" svg:height="1.8cm" svg:x="18.4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2" draw:id="id32" draw:layer="layout" svg:width="1.2cm" svg:height="1.8cm" svg:x="19.8cm" svg:y="18.1cm">
          <text:p/>
          <draw:enhanced-geometry svg:viewBox="0 0 21600 21600" draw:type="rectangle" draw:enhanced-path="M 0 0 L 21600 0 21600 21600 0 21600 0 0 Z N"/>
        </draw:custom-shape>
        <draw:g draw:name="Batt2" xml:id="id34" draw:id="id34">
          <svg:title>Batt2</svg:title>
          <draw:custom-shape draw:style-name="gr5" draw:text-style-name="P1" draw:layer="layout" svg:width="0.87cm" svg:height="1.8cm" svg:x="2.1cm" svg:y="1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7cm" svg:height="1.8cm" svg:x="3.144cm" svg:y="1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7cm" svg:height="1.8cm" svg:x="4.188cm" svg:y="1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87cm" svg:height="1.8cm" svg:x="5.23cm" svg:y="18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27" draw:id="id27" draw:layer="layout" svg:width="0.7cm" svg:height="0.4cm" svg:x="17.3cm" svg:y="16.826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7cm" svg:height="0.4cm" svg:x="18.7cm" svg:y="16.826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7cm" svg:height="0.4cm" svg:x="20.1cm" svg:y="16.826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65cm" svg:y1="17.226cm" svg:x2="17.6cm" svg:y2="18.1cm" draw:start-shape="id27" draw:start-glue-point="8" draw:end-shape="id28" draw:end-glue-point="0" svg:d="m17650 17226v438h-50v436">
          <text:p/>
        </draw:connector>
        <draw:connector draw:style-name="gr4" draw:text-style-name="P1" draw:layer="layout" svg:x1="19.05cm" svg:y1="17.226cm" svg:x2="19cm" svg:y2="18.1cm" draw:start-shape="id29" draw:start-glue-point="8" draw:end-shape="id30" draw:end-glue-point="0" svg:d="m19050 17226v438h-50v436">
          <text:p/>
        </draw:connector>
        <draw:connector draw:style-name="gr4" draw:text-style-name="P1" draw:layer="layout" svg:x1="20.45cm" svg:y1="17.226cm" svg:x2="20.4cm" svg:y2="18.1cm" draw:start-shape="id31" draw:start-glue-point="8" draw:end-shape="id32" draw:end-glue-point="0" svg:d="m20450 17226v438h-50v436">
          <text:p/>
        </draw:connector>
        <draw:custom-shape draw:style-name="gr1" draw:text-style-name="P2" xml:id="id33" draw:id="id33" draw:layer="layout" svg:width="0.7cm" svg:height="0.4cm" svg:x="7.2cm" svg:y="14.5cm">
          <text:p text:style-name="P2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2cm" svg:y1="14.7cm" svg:x2="4.1cm" svg:y2="18.1cm" draw:start-shape="id33" draw:start-glue-point="6" draw:end-shape="id34" draw:end-glue-point="0" svg:d="m7200 14700h-3100v3400">
          <text:p/>
        </draw:connector>
        <draw:frame draw:style-name="gr6" draw:layer="layout" svg:width="1.984cm" svg:height="0.962cm" svg:x="6.3cm" svg:y="19cm">
          <draw:text-box>
            <text:p>Batt2</text:p>
          </draw:text-box>
        </draw:frame>
        <draw:frame draw:style-name="gr6" draw:layer="layout" svg:width="1.984cm" svg:height="0.962cm" svg:x="21.3cm" svg:y="18.8cm">
          <draw:text-box>
            <text:p>Batt1</text:p>
          </draw:text-box>
        </draw:frame>
        <draw:custom-shape draw:style-name="gr1" draw:text-style-name="P2" xml:id="id35" draw:id="id35" draw:layer="layout" svg:width="0.7cm" svg:height="0.4cm" svg:x="15.9cm" svg:y="8.401cm">
          <text:p text:style-name="P2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cm" svg:height="0.4cm" svg:x="17cm" svg:y="8.426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cm" svg:y1="13cm" svg:x2="16.25cm" svg:y2="8.801cm" draw:start-shape="id18" draw:start-glue-point="6" draw:end-shape="id35" draw:end-glue-point="8" svg:d="m17000 13000h-750v-4199">
          <text:p/>
        </draw:connector>
        <draw:connector draw:style-name="gr4" draw:text-style-name="P1" draw:layer="layout" draw:line-skew="0.118cm" svg:x1="17cm" svg:y1="13.825cm" svg:x2="17.35cm" svg:y2="8.826cm" draw:start-shape="id16" draw:start-glue-point="6" draw:end-shape="id36" draw:end-glue-point="8" svg:d="m17000 13825h-400v-2582h750v-2417">
          <text:p/>
        </draw:connector>
        <draw:custom-shape draw:style-name="gr5" draw:text-style-name="P1" xml:id="id38" draw:id="id38" draw:layer="layout" svg:width="0.5cm" svg:height="1cm" svg:x="13.9cm" svg:y="8.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" xml:id="id37" draw:id="id37" draw:layer="layout" svg:width="0.5cm" svg:height="1cm" svg:x="13.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4.4cm" svg:y1="7.3cm" svg:x2="15.4cm" svg:y2="7.8cm" draw:start-shape="id37" draw:start-glue-point="7" draw:end-shape="id6" draw:end-glue-point="3" svg:d="m14400 7300h501v500h499">
          <text:p/>
        </draw:connector>
        <draw:connector draw:style-name="gr4" draw:text-style-name="P1" draw:layer="layout" svg:x1="14.4cm" svg:y1="8.6cm" svg:x2="15.4cm" svg:y2="7.8cm" draw:start-shape="id38" draw:start-glue-point="7" draw:end-shape="id6" draw:end-glue-point="3" svg:d="m14400 8600h501v-800h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luca (systems)</meta:initial-creator>
    <meta:creation-date>2013-04-03T14:28:25</meta:creation-date>
    <dc:date>2013-04-03T16:46:22</dc:date>
    <dc:creator>Gianluca (systems)</dc:creator>
    <meta:editing-duration>PT2H17M58S</meta:editing-duration>
    <meta:editing-cycles>11</meta:editing-cycles>
    <meta:generator>LibreOffice/3.4$Unix LibreOffice_project/340m1$Build-502</meta:generator>
    <meta:document-statistic meta:object-count="75"/>
  </office:meta>
</office:document-meta>
</file>